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font-size="12pt" fo:language="en" fo:country="US" fo:font-weight="normal" officeooo:rsid="00050952" officeooo:paragraph-rsid="00050952" style:font-size-asian="10.5pt" style:font-weight-asian="normal" style:font-size-complex="12pt" style:font-weight-complex="normal"/>
    </style:style>
    <style:style style:name="P2" style:family="paragraph" style:parent-style-name="Standard">
      <style:paragraph-properties fo:line-height="150%"/>
      <style:text-properties fo:font-size="12pt" fo:language="en" fo:country="US" fo:font-weight="normal" officeooo:rsid="00012917" officeooo:paragraph-rsid="00012917" style:font-size-asian="10.5pt" style:font-weight-asian="normal" style:font-size-complex="12pt" style:font-weight-complex="normal"/>
    </style:style>
    <style:style style:name="P3" style:family="paragraph" style:parent-style-name="Standard">
      <style:paragraph-properties fo:line-height="150%"/>
      <style:text-properties fo:font-size="12pt" fo:language="en" fo:country="US" fo:font-weight="normal" officeooo:rsid="00012917" officeooo:paragraph-rsid="000230ed" style:font-size-asian="10.5pt" style:font-weight-asian="normal" style:font-size-complex="12pt" style:font-weight-complex="normal"/>
    </style:style>
    <style:style style:name="P4" style:family="paragraph" style:parent-style-name="Standard">
      <style:paragraph-properties fo:line-height="150%"/>
      <style:text-properties fo:font-size="12pt" fo:language="en" fo:country="US" fo:font-weight="normal" officeooo:rsid="0029e1f2" officeooo:paragraph-rsid="0029e1f2" style:font-size-asian="10.5pt" style:font-weight-asian="normal" style:font-size-complex="12pt" style:font-weight-complex="normal"/>
    </style:style>
    <style:style style:name="P5" style:family="paragraph" style:parent-style-name="Standard">
      <style:paragraph-properties fo:line-height="150%"/>
      <style:text-properties fo:font-size="12pt" fo:language="en" fo:country="US" fo:font-weight="normal" officeooo:rsid="002ea14a" officeooo:paragraph-rsid="002ea14a" style:font-size-asian="10.5pt" style:font-weight-asian="normal" style:font-size-complex="12pt" style:font-weight-complex="normal"/>
    </style:style>
    <style:style style:name="P6" style:family="paragraph" style:parent-style-name="Standard">
      <style:paragraph-properties fo:line-height="150%"/>
      <style:text-properties fo:font-size="12pt" fo:language="en" fo:country="US" fo:font-weight="normal" officeooo:rsid="00320356" officeooo:paragraph-rsid="00320356" style:font-size-asian="10.5pt" style:font-weight-asian="normal" style:font-size-complex="12pt" style:font-weight-complex="normal"/>
    </style:style>
    <style:style style:name="P7" style:family="paragraph" style:parent-style-name="Standard">
      <style:paragraph-properties fo:line-height="150%"/>
      <style:text-properties fo:font-size="12pt" fo:language="en" fo:country="US" fo:font-weight="normal" officeooo:rsid="00337c9a" officeooo:paragraph-rsid="00337c9a" style:font-size-asian="10.5pt" style:font-weight-asian="normal" style:font-size-complex="12pt" style:font-weight-complex="normal"/>
    </style:style>
    <style:style style:name="P8" style:family="paragraph" style:parent-style-name="Standard">
      <style:paragraph-properties fo:line-height="150%"/>
      <style:text-properties fo:font-size="12pt" fo:language="en" fo:country="US" fo:font-weight="normal" officeooo:rsid="00187e03" officeooo:paragraph-rsid="0013a9d3" style:font-size-asian="10.5pt" style:font-weight-asian="normal" style:font-size-complex="12pt" style:font-weight-complex="normal"/>
    </style:style>
    <style:style style:name="P9" style:family="paragraph" style:parent-style-name="Standard">
      <style:paragraph-properties fo:line-height="150%"/>
      <style:text-properties fo:font-size="12pt" fo:language="en" fo:country="US" fo:font-weight="normal" officeooo:rsid="002ea14a" officeooo:paragraph-rsid="002ea14a" fo:background-color="#fff200" style:font-size-asian="10.5pt" style:font-weight-asian="normal" style:font-size-complex="12pt" style:font-weight-complex="normal"/>
    </style:style>
    <style:style style:name="P10" style:family="paragraph" style:parent-style-name="Standard">
      <style:paragraph-properties fo:line-height="150%"/>
      <style:text-properties fo:font-size="12pt" fo:language="en" fo:country="US" fo:font-weight="normal" officeooo:rsid="00320356" officeooo:paragraph-rsid="00320356" fo:background-color="#fff200" style:font-size-asian="10.5pt" style:font-weight-asian="normal" style:font-size-complex="12pt" style:font-weight-complex="normal"/>
    </style:style>
    <style:style style:name="P11" style:family="paragraph" style:parent-style-name="Standard">
      <style:paragraph-properties fo:line-height="150%"/>
      <style:text-properties fo:font-size="18pt" fo:language="en" fo:country="US" fo:font-weight="normal" officeooo:rsid="00012917" officeooo:paragraph-rsid="00012917" style:font-size-asian="18pt" style:font-weight-asian="normal" style:font-size-complex="18pt" style:font-weight-complex="normal"/>
    </style:style>
    <style:style style:name="P12" style:family="paragraph" style:parent-style-name="Standard">
      <style:paragraph-properties fo:line-height="150%"/>
      <style:text-properties fo:language="en" fo:country="US" fo:font-weight="normal" officeooo:paragraph-rsid="0002de7d" style:font-weight-asian="normal" style:font-weight-complex="normal"/>
    </style:style>
    <style:style style:name="P13" style:family="paragraph" style:parent-style-name="Standard">
      <style:paragraph-properties fo:line-height="150%"/>
      <style:text-properties fo:language="en" fo:country="US" fo:font-weight="normal" officeooo:rsid="0002de7d" officeooo:paragraph-rsid="0002de7d" style:font-weight-asian="normal" style:font-weight-complex="normal"/>
    </style:style>
    <style:style style:name="P14" style:family="paragraph" style:parent-style-name="Standard">
      <style:paragraph-properties fo:line-height="150%"/>
      <style:text-properties fo:language="en" fo:country="US" fo:font-weight="normal" officeooo:rsid="0003cf55" officeooo:paragraph-rsid="0003cf55" style:font-weight-asian="normal" style:font-weight-complex="normal"/>
    </style:style>
    <style:style style:name="P15" style:family="paragraph" style:parent-style-name="Standard">
      <style:paragraph-properties fo:line-height="150%"/>
      <style:text-properties fo:language="en" fo:country="US" fo:font-weight="normal" officeooo:rsid="0029e1f2" officeooo:paragraph-rsid="0029e1f2" style:font-weight-asian="normal" style:font-weight-complex="normal"/>
    </style:style>
    <style:style style:name="P16" style:family="paragraph" style:parent-style-name="Standard">
      <style:paragraph-properties fo:line-height="150%"/>
      <style:text-properties fo:language="en" fo:country="US" fo:font-weight="normal" officeooo:rsid="0029e1f2" officeooo:paragraph-rsid="0029e1f2" fo:background-color="#fff200" style:font-weight-asian="normal" style:font-weight-complex="normal"/>
    </style:style>
    <style:style style:name="P17" style:family="paragraph" style:parent-style-name="Standard">
      <style:paragraph-properties fo:line-height="150%"/>
      <style:text-properties fo:color="#000000" style:font-name="Monospace" fo:font-size="10pt" fo:language="en" fo:country="US" fo:font-weight="normal" officeooo:rsid="001b92c9" officeooo:paragraph-rsid="001b92c9" style:font-size-asian="10pt" style:font-weight-asian="normal" style:font-size-complex="12pt" style:font-weight-complex="normal"/>
    </style:style>
    <style:style style:name="P18" style:family="paragraph" style:parent-style-name="Standard">
      <style:paragraph-properties fo:line-height="150%"/>
      <style:text-properties fo:font-size="16pt" fo:language="en" fo:country="US" fo:font-weight="normal" officeooo:rsid="0029e1f2" officeooo:paragraph-rsid="0029e1f2" style:font-size-asian="16pt" style:font-weight-asian="normal" style:font-size-complex="16pt" style:font-weight-complex="normal"/>
    </style:style>
    <style:style style:name="P19" style:family="paragraph" style:parent-style-name="Standard">
      <style:paragraph-properties fo:line-height="150%"/>
      <style:text-properties fo:font-size="16pt" fo:language="en" fo:country="US" fo:font-weight="normal" officeooo:rsid="00320356" officeooo:paragraph-rsid="00320356" style:font-size-asian="16pt" style:font-weight-asian="normal" style:font-size-complex="16pt" style:font-weight-complex="normal"/>
    </style:style>
    <style:style style:name="P20" style:family="paragraph" style:parent-style-name="Standard">
      <style:paragraph-properties fo:line-height="150%"/>
      <style:text-properties fo:font-size="16pt" fo:language="en" fo:country="US" fo:font-weight="normal" officeooo:rsid="00311b49" officeooo:paragraph-rsid="00311b49" style:font-size-asian="14pt" style:font-weight-asian="normal" style:font-size-complex="16pt" style:font-weight-complex="normal"/>
    </style:style>
    <style:style style:name="P21" style:family="paragraph" style:parent-style-name="Standard">
      <style:paragraph-properties fo:line-height="150%"/>
      <style:text-properties fo:font-size="16pt" fo:language="en" fo:country="US" fo:font-weight="normal" officeooo:rsid="001a3dcc" officeooo:paragraph-rsid="001a3dcc" style:font-size-asian="14pt" style:font-weight-asian="normal" style:font-size-complex="16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properties fo:color="#000000" style:font-name="Monospace" fo:font-size="10pt" style:font-size-asian="10pt"/>
    </style:style>
    <style:style style:name="P23" style:family="paragraph" style:parent-style-name="Standard">
      <style:paragraph-properties fo:line-height="150%"/>
      <style:text-properties fo:font-size="12pt" fo:language="en" fo:country="US" fo:font-weight="normal" officeooo:rsid="0034c895" officeooo:paragraph-rsid="003511f6" style:font-size-asian="10.5pt" style:font-weight-asian="normal" style:font-size-complex="12pt" style:font-weight-complex="normal"/>
    </style:style>
    <style:style style:name="P24" style:family="paragraph" style:parent-style-name="Standard">
      <style:paragraph-properties fo:line-height="150%"/>
      <style:text-properties fo:color="#000000" style:font-name="Monospace" fo:font-size="10pt" fo:language="en" fo:country="US" fo:font-weight="normal" officeooo:rsid="0034c895" officeooo:paragraph-rsid="003511f6" style:font-size-asian="10pt" style:font-weight-asian="normal" style:font-size-complex="12pt" style:font-weight-complex="normal"/>
    </style:style>
    <style:style style:name="P25" style:family="paragraph" style:parent-style-name="Standard">
      <style:paragraph-properties fo:line-height="150%"/>
      <style:text-properties fo:color="#000000" style:font-name="Monospace" fo:font-size="10pt" officeooo:paragraph-rsid="003511f6" style:font-size-asian="10pt"/>
    </style:style>
    <style:style style:name="T1" style:family="text">
      <style:text-properties officeooo:rsid="0002de7d"/>
    </style:style>
    <style:style style:name="T2" style:family="text">
      <style:text-properties fo:font-size="12pt" officeooo:rsid="0002de7d" style:font-size-asian="10.5pt" style:font-size-complex="12pt"/>
    </style:style>
    <style:style style:name="T3" style:family="text">
      <style:text-properties fo:font-size="12pt" officeooo:rsid="001f33c1" style:font-size-asian="10.5pt" style:font-size-complex="12pt"/>
    </style:style>
    <style:style style:name="T4" style:family="text">
      <style:text-properties fo:font-size="12pt" officeooo:rsid="00291dbc" style:font-size-asian="10.5pt" style:font-size-complex="12pt"/>
    </style:style>
    <style:style style:name="T5" style:family="text">
      <style:text-properties officeooo:rsid="0003cf55"/>
    </style:style>
    <style:style style:name="T6" style:family="text">
      <style:text-properties officeooo:rsid="00063614"/>
    </style:style>
    <style:style style:name="T7" style:family="text">
      <style:text-properties officeooo:rsid="000898cc"/>
    </style:style>
    <style:style style:name="T8" style:family="text">
      <style:text-properties officeooo:rsid="00291dbc"/>
    </style:style>
    <style:style style:name="T9" style:family="text">
      <style:text-properties officeooo:rsid="0029e1f2"/>
    </style:style>
    <style:style style:name="T10" style:family="text">
      <style:text-properties officeooo:rsid="002b9eb9"/>
    </style:style>
    <style:style style:name="T11" style:family="text">
      <style:text-properties officeooo:rsid="002d859f"/>
    </style:style>
    <style:style style:name="T12" style:family="text">
      <style:text-properties officeooo:rsid="00303d37"/>
    </style:style>
    <style:style style:name="T13" style:family="text">
      <style:text-properties officeooo:rsid="00311b49"/>
    </style:style>
    <style:style style:name="T14" style:family="text">
      <style:text-properties fo:background-color="#fff200" loext:char-shading-value="0"/>
    </style:style>
    <style:style style:name="T15" style:family="text">
      <style:text-properties officeooo:rsid="0032e3dc"/>
    </style:style>
    <style:style style:name="T16" style:family="text">
      <style:text-properties officeooo:rsid="0034c8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text:p>
      <text:p text:style-name="P2"/>
      <text:p text:style-name="P3">The C++ Connector gives you the opportunity to access the OKAPI software from within your own C++ code. We provide you with a <text:span text:style-name="T8">connector</text:span> that includes all essential functions to communicate with the authentication at Auth0 and the calculation server at OKAPI. <text:span text:style-name="T8">You can use it as a template for your own code, compile it as a library or embed the code in your software.</text:span> <text:span text:style-name="T8">The complete code is available on Github and will be updated there in the future. For this tutorial we will use CMake to build the code, but you can of course use it with any build-system you are comfortable with. The connector itself is on purpose kept very simple to keep the business logic on the side of your program. It basically only takes over the REST communication.</text:span></text:p>
      <text:p text:style-name="P3"/>
      <text:p text:style-name="P12"><text:span text:style-name="T2">The following </text:span><text:span text:style-name="T4">tutorial </text:span><text:span text:style-name="T2">is </text:span><text:span text:style-name="T3">divided</text:span> <text:span text:style-name="T1">in two parts:</text:span></text:p>
      <text:p text:style-name="P13">1. Setup <text:span text:style-name="T5">of the code with an explanation of the general routine of the communication</text:span></text:p>
      <text:p text:style-name="P13">2. Step-by-step example of your first calculation</text:p>
      <text:p text:style-name="P14">We recommend strongly to read through this page once to ensure that you do not miss any important information.</text:p>
      <text:p text:style-name="P13"/>
      <text:p text:style-name="P18">What is needed?</text:p>
      <text:p text:style-name="P15">This tutorial is kept very concise. To be able to run it, you need the following:</text:p>
      <text:p text:style-name="P15">- a c++ compiler (for example gcc),</text:p>
      <text:p text:style-name="P15">- cMake <text:span text:style-name="T10">(we used version 3.2)</text:span>,</text:p>
      <text:p text:style-name="P15">- A text editor (or IDE),</text:p>
      <text:p text:style-name="P15">- a terminal,</text:p>
      <text:p text:style-name="P16">- <text:span text:style-name="T11">OTHER_DEPENDENICES?</text:span></text:p>
      <text:p text:style-name="P20">Getting and compiling the library</text:p>
      <text:p text:style-name="P1">The <text:span text:style-name="T7">general</text:span> routine of the connector includes three steps: First you authenticate yourself at Auth0, secondly you send your request to the OKAPI server and <text:span text:style-name="T9">thirdly</text:span> you get your results <text:span text:style-name="T6">back </text:span>from the server. </text:p>
      <text:p text:style-name="P4">To get the code running, we need to set up a little c++ project. We use the following folder structure (note: you can do it any way you want):</text:p>
      <text:p text:style-name="P4">- bin: this is, were the final program is copied to</text:p>
      <text:p text:style-name="P4">- build: contains everything that has been build</text:p>
      <text:p text:style-name="P4">- lib: contains the build library</text:p>
      <text:p text:style-name="P4">- src: all source code</text:p>
      <text:p text:style-name="P4"><text:soft-page-break/></text:p>
      <text:p text:style-name="P5">First, get the code from <text:a xlink:type="simple" xlink:href="https://github.com/OKAPIOrbits/OkapiCppConnector" text:style-name="Internet_20_link" text:visited-style-name="Visited_20_Internet_20_Link">github</text:a> and then compile the library. To compile the library, simply add a “build” directory to the main folder and run the following command from within the <text:span text:style-name="T14">build folder:</text:span></text:p>
      <text:p text:style-name="P9">cmake ../</text:p>
      <text:p text:style-name="P9">make install</text:p>
      <text:p text:style-name="P5">This will give you a shared object (.so) in the lib folder, which contains all the functions needed to communicat<text:span text:style-name="T12">e</text:span> with OKAPI. <text:span text:style-name="T13">You can now go ahead and use the library.</text:span></text:p>
      <text:p text:style-name="P5"/>
      <text:p text:style-name="P19">Setting up your own code</text:p>
      <text:p text:style-name="P6">The next step, is to call the library from your own code. Most probable, you have your software ready and some idea of how you want to include libraries. Therefore, we will not focus on this here, but go a rather fast way.</text:p>
      <text:p text:style-name="P6">For this, create a “tutorial.cpp” file in the source folder. In here, we will write a little program to send a request to OKAPI and retrieve the results. <text:span text:style-name="T15">Afterwards, add the new executable to the CmakeLists file in the source folder, link it to the library (and those of Casablanca) and define the install targets. Your file should look like this:</text:span></text:p>
      <text:p text:style-name="P6"/>
      <text:p text:style-name="P10">set(Casablanca_LIBRARIES "-lboost_system -lboost_thread -lboost_chrono -lcrypto -lssl -lcpprest")<text:line-break/><text:line-break/># Build the neptune executable based on the given source files<text:line-break/>add_library(cpp-connector SHARED okapiConnector.cpp)<text:line-break/><text:line-break/># Build the executable based on the given source files<text:line-break/>add_executable(tutorial tutorial.cpp)<text:line-break/><text:line-break/># link all the libraries needed<text:line-break/>target_link_libraries(tutorial cpp-connector ${Casablanca_LIBRARIES})<text:line-break/><text:line-break/># Install the libraries into the lib directory and executrables to bin<text:line-break/>install(TARGETS cpp-connector<text:tab/>tutorial<text:line-break/> <text:s text:c="7"/>RUNTIME DESTINATION bin<text:line-break/> <text:s text:c="7"/>LIBRARY DESTINATION lib)</text:p>
      <text:p text:style-name="P6"/>
      <text:p text:style-name="P7"><text:soft-page-break/>In the tutorial.cpp file, include the OKAPI connector header file. Now, you are generally able to use the functions from the connector. To compile the program together with the library, go into the build folder and run</text:p>
      <text:p text:style-name="P7">cmake ../ followed by</text:p>
      <text:p text:style-name="P7">make install.</text:p>
      <text:p text:style-name="P7">To run the executable, run LD_LIBRARY_PATH ../lib ./tutorial.</text:p>
      <text:p text:style-name="P8"/>
      <text:p text:style-name="P21">Running the first calculation</text:p>
      <text:p text:style-name="P23">Below, you find an example code how to run a first calculation on OKAPI. Please make sure that you have signed up and verified your e-mail address. Before compiling it, make sure that you enter your username and password correctly.</text:p>
      <text:p text:style-name="P24"/>
      <text:p text:style-name="P25">#include "okapiConnector.h"</text:p>
      <text:p text:style-name="P22"/>
      <text:p text:style-name="P22">// Tutorial to send service execution request and get result</text:p>
      <text:p text:style-name="P22">int main() {</text:p>
      <text:p text:style-name="P22"/>
      <text:p text:style-name="P22"><text:tab/>// initializing communication</text:p>
      <text:p text:style-name="P22"><text:tab/>okapiConnector okapi;</text:p>
      <text:p text:style-name="P22"/>
      <text:p text:style-name="P22"><text:s text:c="2"/>// USER INPUT SECTION</text:p>
      <text:p text:style-name="P22"/>
      <text:p text:style-name="P22"><text:tab/>// authentication</text:p>
      <text:p text:style-name="P22"><text:tab/>okapi.username = <text:span text:style-name="T16">&lt;your_username&gt;</text:span>;</text:p>
      <text:p text:style-name="P22"><text:tab/>okapi.password = <text:span text:style-name="T16">&lt;your_password&gt;</text:span>;</text:p>
      <text:p text:style-name="P22"/>
      <text:p text:style-name="P22"><text:s text:c="2"/>// url to OKAPI server</text:p>
      <text:p text:style-name="P22"><text:s text:c="2"/>std::string baseUrl = "http://okapi-s1.ddns.net:34570";</text:p>
      <text:p text:style-name="P22"/>
      <text:p text:style-name="P22"><text:tab/>// user input PASS PREDICTION</text:p>
      <text:p text:style-name="P22"><text:tab/>double altitude = 0.048;</text:p>
      <text:p text:style-name="P22"><text:tab/>double longitude = 10.645;</text:p>
      <text:p text:style-name="P22"><text:tab/>double latitude = 52.328;</text:p>
      <text:p text:style-name="P22"/>
      <text:p text:style-name="P22"><text:tab/>std::string start = "2018-08-07T19:01:00.000Z";</text:p>
      <text:p text:style-name="P22"><text:tab/>std::string end = "2018-08-07T19:04:00.000Z";</text:p>
      <text:p text:style-name="P22"><text:tab/>std::string tlePassPrediction = "1 25544U 98067A <text:s text:c="2"/>18218.76369510 <text:s/>.00001449 <text:s/>00000-0 <text:s/>29472-4 0 <text:s/>9993\n2 25544 <text:s/>51.6423 126.6422 0005481 <text:s/>33.3092 <text:s/>62.9075 15.53806849126382";</text:p>
      <text:p text:style-name="P22"><text:soft-page-break/></text:p>
      <text:p text:style-name="P22"><text:s text:c="2"/>// ACTUAL WORK</text:p>
      <text:p text:style-name="P22"/>
      <text:p text:style-name="P22"><text:tab/>// Auth0 authentication</text:p>
      <text:p text:style-name="P22"><text:tab/>okapi.init(methods::POST);</text:p>
      <text:p text:style-name="P22"/>
      <text:p text:style-name="P22"><text:s text:c="2"/>// some user information</text:p>
      <text:p text:style-name="P22"><text:tab/>std::cout &lt;&lt; "Authentication completed" &lt;&lt; std::endl;</text:p>
      <text:p text:style-name="P22"><text:tab/>std::cout &lt;&lt; okapi.accessTokenTransport &lt;&lt; std::endl;<text:tab/></text:p>
      <text:p text:style-name="P22"/>
      <text:p text:style-name="P22"><text:s text:c="2"/>// Prepare the JSON for pass prediction <text:s/></text:p>
      <text:p text:style-name="P22"><text:s text:c="2"/>web::json::value simpleGroundLocation;</text:p>
      <text:p text:style-name="P22"><text:s text:c="2"/>simpleGroundLocation[U("altitude")] = web::json::value::number(altitude);</text:p>
      <text:p text:style-name="P22"><text:s text:c="2"/>simpleGroundLocation[U("longitude")] = web::json::value::number(longitude);</text:p>
      <text:p text:style-name="P22"><text:s text:c="2"/>simpleGroundLocation[U("latitude")] = web::json::value::number(latitude);</text:p>
      <text:p text:style-name="P22"><text:s text:c="2"/>web::json::value timeWindow;</text:p>
      <text:p text:style-name="P22"><text:s text:c="2"/>timeWindow[U("start")] = web::json::value::string(start);</text:p>
      <text:p text:style-name="P22"><text:s text:c="2"/>timeWindow[U("end")] = web::json::value::string(end);</text:p>
      <text:p text:style-name="P22"/>
      <text:p text:style-name="P22"><text:s text:c="2"/>web::json::value passPredRequestBody;</text:p>
      <text:p text:style-name="P22"><text:s text:c="2"/>passPredRequestBody[U("simple_ground_location")] = simpleGroundLocation;</text:p>
      <text:p text:style-name="P22"><text:s text:c="2"/>passPredRequestBody[U("time_window")] = timeWindow;</text:p>
      <text:p text:style-name="P22"><text:s text:c="2"/>passPredRequestBody[U("tle")] = web::json::value::string(tlePassPrediction);</text:p>
      <text:p text:style-name="P22"/>
      <text:p text:style-name="P22"><text:s text:c="2"/>// prepare urls etc. to send the request</text:p>
      <text:p text:style-name="P22"><text:s text:c="2"/>std::string overviewUrl = "/pass/prediction/requests";</text:p>
      <text:p text:style-name="P22"><text:s text:c="2"/>std::string overviewEndpoint = baseUrl + overviewUrl;</text:p>
      <text:p text:style-name="P22"><text:s text:c="2"/>http_client okapiRequest(overviewEndpoint);</text:p>
      <text:p text:style-name="P22"><text:s text:c="2"/>http_request requestOverview(methods::POST);</text:p>
      <text:p text:style-name="P22"><text:s text:c="2"/>requestOverview.set_body(passPredRequestBody);</text:p>
      <text:p text:style-name="P22"><text:s text:c="2"/>requestOverview.headers().add(U("access_token"), okapi.accessTokenTransport);</text:p>
      <text:p text:style-name="P22"/>
      <text:p text:style-name="P22"><text:s text:c="2"/>// send the request</text:p>
      <text:p text:style-name="P22"><text:s text:c="2"/>okapi.sendRequest(okapiRequest, requestOverview);</text:p>
      <text:p text:style-name="P22"><text:s text:c="2"/>std::string requestIdOverview = okapi.requestIdTransport;</text:p>
      <text:p text:style-name="P22"/>
      <text:p text:style-name="P22"><text:s text:c="2"/>// get results for overview creation and print them in the terminal</text:p>
      <text:p text:style-name="P22"><text:s text:c="2"/>std::string overviewUrlGet = "/pass/predictions/";</text:p>
      <text:p text:style-name="P22"><text:s text:c="2"/>std::string overviewGetEndpoint = baseUrl + overviewUrlGet + requestIdOverview;</text:p>
      <text:p text:style-name="P22"><text:s text:c="2"/>http_client okapiGetOverview(overviewGetEndpoint);</text:p>
      <text:p text:style-name="P22"><text:s text:c="2"/>http_request getOverview(methods::GET);</text:p>
      <text:p text:style-name="P22"><text:soft-page-break/><text:s text:c="2"/>getOverview.headers().add(U("access_token"), okapi.accessTokenTransport);</text:p>
      <text:p text:style-name="P22"><text:s text:c="2"/>okapi.getResult(okapiGetOverview, getOverview);</text:p>
      <text:p text:style-name="P22"><text:s text:c="2"/>while (okapi.httpResponse == 202) {</text:p>
      <text:p text:style-name="P22"><text:s text:c="4"/>okapi.getResult(okapiGetOverview, getOverview);</text:p>
      <text:p text:style-name="P22"><text:s text:c="4"/>std::cout &lt;&lt; "Your request is not ready yet. The request was successful." &lt;&lt; std::endl;</text:p>
      <text:p text:style-name="P22"><text:s text:c="4"/>sleep(1);</text:p>
      <text:p text:style-name="P22"><text:s text:c="2"/>}</text:p>
      <text:p text:style-name="P22"><text:s text:c="2"/>std::string resultsOverview = okapi.resultsTransport;</text:p>
      <text:p text:style-name="P22"><text:s text:c="2"/>std::cout &lt;&lt; resultsOverview &lt;&lt; std::endl;</text:p>
      <text:p text:style-name="P22"/>
      <text:p text:style-name="P22"><text:s text:c="2"/>return 0;</text:p>
      <text:p text:style-name="P22"/>
      <text:p text:style-name="P22">}</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4:33:58.912145184</meta:creation-date>
    <dc:date>2019-05-07T09:33:07.266920528</dc:date>
    <meta:editing-duration>PT8H7M59S</meta:editing-duration>
    <meta:editing-cycles>50</meta:editing-cycles>
    <meta:generator>LibreOffice/6.0.7.3$Linux_X86_64 LibreOffice_project/00m0$Build-3</meta:generator>
    <meta:document-statistic meta:table-count="0" meta:image-count="0" meta:object-count="0" meta:page-count="5" meta:paragraph-count="96" meta:word-count="906" meta:character-count="6773" meta:non-whitespace-character-count="5824"/>
  </office:meta>
</office:document-meta>
</file>